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10-1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07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03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3-02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12-0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9754" calcext:value-type="float">
            <text:p>1.07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38485" calcext:value-type="float">
            <text:p>1.073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13135483871" calcext:value-type="float">
            <text:p>1.1001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5656" calcext:value-type="float">
            <text:p>1.0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238709677419" calcext:value-type="float">
            <text:p>0.8652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6800516129032" calcext:value-type="float">
            <text:p>0.7268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1918709677419" calcext:value-type="float">
            <text:p>0.97191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61135483871" calcext:value-type="float">
            <text:p>1.130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8872" calcext:value-type="float">
            <text:p>1.3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043" calcext:value-type="float">
            <text:p>1.487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85344" calcext:value-type="float">
            <text:p>1.27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629083870968" calcext:value-type="float">
            <text:p>1.196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286455172414" calcext:value-type="float">
            <text:p>1.16286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024775" calcext:value-type="float">
            <text:p>1.2202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5695483871" calcext:value-type="float">
            <text:p>1.238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5184" calcext:value-type="float">
            <text:p>1.4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283148387097" calcext:value-type="float">
            <text:p>1.6628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78715" calcext:value-type="float">
            <text:p>1.2578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42529032258" calcext:value-type="float">
            <text:p>1.018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400516129032" calcext:value-type="float">
            <text:p>0.9554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0412" calcext:value-type="float">
            <text:p>1.0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613" calcext:value-type="float">
            <text:p>1.475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9328" calcext:value-type="float">
            <text:p>1.34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199948387097" calcext:value-type="float">
            <text:p>1.1019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857714285714" calcext:value-type="float">
            <text:p>0.92985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801075" calcext:value-type="float">
            <text:p>0.8480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1381161290323" calcext:value-type="float">
            <text:p>0.7513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4" calcext:value-type="float">
            <text:p>1.0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722787096774" calcext:value-type="float">
            <text:p>1.147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697290322581" calcext:value-type="float">
            <text:p>0.9086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537290322581" calcext:value-type="float">
            <text:p>0.7715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24464516129" calcext:value-type="float">
            <text:p>0.765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3775" calcext:value-type="float">
            <text:p>1.11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0136" calcext:value-type="float">
            <text:p>0.9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66864516129" calcext:value-type="float">
            <text:p>1.1096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169857142857" calcext:value-type="float">
            <text:p>1.0716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8335" calcext:value-type="float">
            <text:p>1.334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25058064516" calcext:value-type="float">
            <text:p>1.427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1336" calcext:value-type="float">
            <text:p>1.5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3104516129" calcext:value-type="float">
            <text:p>1.230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81858064516" calcext:value-type="float">
            <text:p>1.0188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902658064516" calcext:value-type="float">
            <text:p>1.1590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20980645161" calcext:value-type="float">
            <text:p>1.236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524" calcext:value-type="float">
            <text:p>1.01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54975" calcext:value-type="float">
            <text:p>1.350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57968" calcext:value-type="float">
            <text:p>1.0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92575" calcext:value-type="float">
            <text:p>1.691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74114285714" calcext:value-type="float">
            <text:p>1.4667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12115" calcext:value-type="float">
            <text:p>1.3112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46683870968" calcext:value-type="float">
            <text:p>1.842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97704" calcext:value-type="float">
            <text:p>1.76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11767741936" calcext:value-type="float">
            <text:p>1.3471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0224258064516" calcext:value-type="float">
            <text:p>0.86022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3846" calcext:value-type="float">
            <text:p>1.0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03174193548" calcext:value-type="float">
            <text:p>1.5690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67256" calcext:value-type="float">
            <text:p>1.43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934451612903" calcext:value-type="float">
            <text:p>1.269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2954064516129" calcext:value-type="float">
            <text:p>0.92295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504180645161" calcext:value-type="float">
            <text:p>1.035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933875862069" calcext:value-type="float">
            <text:p>0.9893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77393548387" calcext:value-type="float">
            <text:p>1.0917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546" calcext:value-type="float">
            <text:p>1.32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6848" calcext:value-type="float">
            <text:p>1.1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500129032258" calcext:value-type="float">
            <text:p>1.0550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86696" calcext:value-type="float">
            <text:p>0.98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125925" calcext:value-type="float">
            <text:p>0.9312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01703225807" calcext:value-type="float">
            <text:p>1.3530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2584" calcext:value-type="float">
            <text:p>1.6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35922580645" calcext:value-type="float">
            <text:p>1.4853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383870967742" calcext:value-type="float">
            <text:p>1.093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380142857143" calcext:value-type="float">
            <text:p>1.0238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20232258065" calcext:value-type="float">
            <text:p>1.2132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57428571429" calcext:value-type="float">
            <text:p>1.3835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3472" calcext:value-type="float">
            <text:p>1.53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78864516129" calcext:value-type="float">
            <text:p>1.307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70208" calcext:value-type="float">
            <text:p>1.1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3425" calcext:value-type="float">
            <text:p>1.597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71329032258" calcext:value-type="float">
            <text:p>1.4177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8328" calcext:value-type="float">
            <text:p>1.1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5689806451613" calcext:value-type="float">
            <text:p>0.8856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019096774194" calcext:value-type="float">
            <text:p>0.7550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637935483871" calcext:value-type="float">
            <text:p>0.7656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2455428571429" calcext:value-type="float">
            <text:p>0.92245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856258064516" calcext:value-type="float">
            <text:p>0.9638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415175" calcext:value-type="float">
            <text:p>1.214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29419354839" calcext:value-type="float">
            <text:p>1.272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429548387097" calcext:value-type="float">
            <text:p>1.184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61984" calcext:value-type="float">
            <text:p>0.87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6577" calcext:value-type="float">
            <text:p>0.806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7280516129032" calcext:value-type="float">
            <text:p>0.7572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2824" calcext:value-type="float">
            <text:p>1.16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38038709677" calcext:value-type="float">
            <text:p>1.2613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235819354839" calcext:value-type="float">
            <text:p>1.022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447483870968" calcext:value-type="float">
            <text:p>1.144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97342857143" calcext:value-type="float">
            <text:p>1.6379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60774193548" calcext:value-type="float">
            <text:p>1.6056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42975" calcext:value-type="float">
            <text:p>1.5334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93135483871" calcext:value-type="float">
            <text:p>1.404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41832258065" calcext:value-type="float">
            <text:p>1.0364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564" calcext:value-type="float">
            <text:p>0.82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02755" calcext:value-type="float">
            <text:p>0.6802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534967741936" calcext:value-type="float">
            <text:p>0.77753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7408" calcext:value-type="float">
            <text:p>1.2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99587096774" calcext:value-type="float">
            <text:p>2.719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58658064516" calcext:value-type="float">
            <text:p>2.5915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2925" calcext:value-type="float">
            <text:p>2.340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0312" calcext:value-type="float">
            <text:p>2.43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10275" calcext:value-type="float">
            <text:p>2.3461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866075" calcext:value-type="float">
            <text:p>2.2386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14296774193" calcext:value-type="float">
            <text:p>2.2131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8245" calcext:value-type="float">
            <text:p>2.0248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32103225807" calcext:value-type="float">
            <text:p>1.8803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3885" calcext:value-type="float">
            <text:p>1.965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147" calcext:value-type="float">
            <text:p>1.938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57135483871" calcext:value-type="float">
            <text:p>1.953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671" calcext:value-type="float">
            <text:p>1.558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76384516129" calcext:value-type="float">
            <text:p>1.187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2614" calcext:value-type="float">
            <text:p>1.10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717793103448" calcext:value-type="float">
            <text:p>0.947717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3287" calcext:value-type="float">
            <text:p>1.153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0319" calcext:value-type="float">
            <text:p>1.790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59896774194" calcext:value-type="float">
            <text:p>1.6705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578725" calcext:value-type="float">
            <text:p>1.3457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8975483871" calcext:value-type="float">
            <text:p>1.195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803325" calcext:value-type="float">
            <text:p>1.0280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508425" calcext:value-type="float">
            <text:p>1.0550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45" calcext:value-type="float">
            <text:p>1.44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17109677419" calcext:value-type="float">
            <text:p>1.9711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61075" calcext:value-type="float">
            <text:p>1.8386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6655483871" calcext:value-type="float">
            <text:p>1.625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56125" calcext:value-type="float">
            <text:p>1.8235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8195" calcext:value-type="float">
            <text:p>1.6038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97496774194" calcext:value-type="float">
            <text:p>1.6309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62175" calcext:value-type="float">
            <text:p>1.9266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06916129032" calcext:value-type="float">
            <text:p>1.6840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180525" calcext:value-type="float">
            <text:p>2.2518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99420689655" calcext:value-type="float">
            <text:p>2.0819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63375" calcext:value-type="float">
            <text:p>2.022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9955" calcext:value-type="float">
            <text:p>1.8689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53109677419" calcext:value-type="float">
            <text:p>1.8035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32725" calcext:value-type="float">
            <text:p>1.475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925780645161" calcext:value-type="float">
            <text:p>1.2392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04575" calcext:value-type="float">
            <text:p>1.890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791" calcext:value-type="float">
            <text:p>2.518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238477419355" calcext:value-type="float">
            <text:p>2.5623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751" calcext:value-type="float">
            <text:p>2.198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18477419355" calcext:value-type="float">
            <text:p>1.724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1495" calcext:value-type="float">
            <text:p>1.5771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7688" calcext:value-type="float">
            <text:p>2.44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452" calcext:value-type="float">
            <text:p>2.8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51575" calcext:value-type="float">
            <text:p>2.9835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78451612903" calcext:value-type="float">
            <text:p>2.884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666" calcext:value-type="float">
            <text:p>2.661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66812903226" calcext:value-type="float">
            <text:p>2.2116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78656" calcext:value-type="float">
            <text:p>2.833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91896774194" calcext:value-type="float">
            <text:p>2.7069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022725" calcext:value-type="float">
            <text:p>2.5802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88387096774" calcext:value-type="float">
            <text:p>2.204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02231578947" calcext:value-type="float">
            <text:p>1.883022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338" calcext:value-type="float">
            <text:p>1.561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125" calcext:value-type="float">
            <text:p>2.1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07019354839" calcext:value-type="float">
            <text:p>2.147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101" calcext:value-type="float">
            <text:p>1.951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92656" calcext:value-type="float">
            <text:p>1.4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820266666667" calcext:value-type="float">
            <text:p>1.1982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33347368421" calcext:value-type="float">
            <text:p>1.605333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4352" calcext:value-type="float">
            <text:p>2.1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9584" calcext:value-type="float">
            <text:p>1.8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7912" calcext:value-type="float">
            <text:p>1.3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54979310345" calcext:value-type="float">
            <text:p>1.12754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46727272727" calcext:value-type="float">
            <text:p>1.2794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17333333333" calcext:value-type="float">
            <text:p>1.9371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27612903226" calcext:value-type="float">
            <text:p>2.1232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556" calcext:value-type="float">
            <text:p>1.90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93408" calcext:value-type="float">
            <text:p>1.93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694275" calcext:value-type="float">
            <text:p>1.4469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4225230769231" calcext:value-type="float">
            <text:p>0.864225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79305" calcext:value-type="float">
            <text:p>0.9679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5688" calcext:value-type="float">
            <text:p>0.9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45525" calcext:value-type="float">
            <text:p>0.9754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853903448276" calcext:value-type="float">
            <text:p>1.2385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2045" calcext:value-type="float">
            <text:p>1.122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7092" calcext:value-type="float">
            <text:p>1.1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62529032258" calcext:value-type="float">
            <text:p>1.0946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3845818181818" calcext:value-type="float">
            <text:p>0.913845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303466666667" calcext:value-type="float">
            <text:p>2.0130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61651612903" calcext:value-type="float">
            <text:p>1.921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35875" calcext:value-type="float">
            <text:p>1.7273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91380645161" calcext:value-type="float">
            <text:p>1.534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394375" calcext:value-type="float">
            <text:p>1.0739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56216" calcext:value-type="float">
            <text:p>0.98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01367741936" calcext:value-type="float">
            <text:p>1.2770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8145" calcext:value-type="float">
            <text:p>1.182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733780645161" calcext:value-type="float">
            <text:p>1.117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725" calcext:value-type="float">
            <text:p>1.2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00877419355" calcext:value-type="float">
            <text:p>1.078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00135" calcext:value-type="float">
            <text:p>0.870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77656" calcext:value-type="float">
            <text:p>0.8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62635294118" calcext:value-type="float">
            <text:p>1.918626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221" calcext:value-type="float">
            <text:p>2.149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378" calcext:value-type="float">
            <text:p>2.262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756" calcext:value-type="float">
            <text:p>2.6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99275" calcext:value-type="float">
            <text:p>2.6089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60492307692" calcext:value-type="float">
            <text:p>2.61260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97252173913" calcext:value-type="float">
            <text:p>2.148972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1504" calcext:value-type="float">
            <text:p>1.76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84717241379" calcext:value-type="float">
            <text:p>1.69384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197522580645" calcext:value-type="float">
            <text:p>1.8419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63785" calcext:value-type="float">
            <text:p>2.2663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14838709677" calcext:value-type="float">
            <text:p>2.072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0605" calcext:value-type="float">
            <text:p>1.6270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441109677419" calcext:value-type="float">
            <text:p>1.224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8835" calcext:value-type="float">
            <text:p>0.9728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7552" calcext:value-type="float">
            <text:p>2.25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183638709677" calcext:value-type="float">
            <text:p>1.8618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00941176471" calcext:value-type="float">
            <text:p>1.801009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73888" calcext:value-type="float">
            <text:p>2.162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20371428571" calcext:value-type="float">
            <text:p>2.1742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88575" calcext:value-type="float">
            <text:p>2.1338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94322580645" calcext:value-type="float">
            <text:p>1.9669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28928" calcext:value-type="float">
            <text:p>1.537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209729032258" calcext:value-type="float">
            <text:p>1.4420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85025" calcext:value-type="float">
            <text:p>1.8498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43644444445" calcext:value-type="float">
            <text:p>2.151436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1328" calcext:value-type="float">
            <text:p>2.56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07008" calcext:value-type="float">
            <text:p>2.298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452" calcext:value-type="float">
            <text:p>2.0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32825" calcext:value-type="float">
            <text:p>2.2453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104" calcext:value-type="float">
            <text:p>2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62503225806" calcext:value-type="float">
            <text:p>2.0266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8895" calcext:value-type="float">
            <text:p>1.7828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773574193548" calcext:value-type="float">
            <text:p>1.867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25975" calcext:value-type="float">
            <text:p>1.697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0915" calcext:value-type="float">
            <text:p>1.494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5375483871" calcext:value-type="float">
            <text:p>2.125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81415384615" calcext:value-type="float">
            <text:p>2.20581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845858064516" calcext:value-type="float">
            <text:p>1.948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82475" calcext:value-type="float">
            <text:p>1.6458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413655172414" calcext:value-type="float">
            <text:p>1.4341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8615" calcext:value-type="float">
            <text:p>1.558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61285714286" calcext:value-type="float">
            <text:p>1.74661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94628571429" calcext:value-type="float">
            <text:p>1.4389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717725" calcext:value-type="float">
            <text:p>1.0371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227690322581" calcext:value-type="float">
            <text:p>1.2322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599" calcext:value-type="float">
            <text:p>2.125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877" calcext:value-type="float">
            <text:p>2.063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95458064516" calcext:value-type="float">
            <text:p>2.1069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90509090909" calcext:value-type="float">
            <text:p>1.59590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331819354839" calcext:value-type="float">
            <text:p>1.083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2945" calcext:value-type="float">
            <text:p>0.8322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2764965517241" calcext:value-type="float">
            <text:p>0.812764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0303" calcext:value-type="float">
            <text:p>0.900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9745" calcext:value-type="float">
            <text:p>0.9389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89032258065" calcext:value-type="float">
            <text:p>1.002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79075" calcext:value-type="float">
            <text:p>1.3737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976051612903" calcext:value-type="float">
            <text:p>1.549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6231" calcext:value-type="float">
            <text:p>1.086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43425" calcext:value-type="float">
            <text:p>1.1884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7824" calcext:value-type="float">
            <text:p>1.2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061125" calcext:value-type="float">
            <text:p>1.080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449806451613" calcext:value-type="float">
            <text:p>1.084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288475" calcext:value-type="float">
            <text:p>0.9828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814896551724" calcext:value-type="float">
            <text:p>0.883814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8705" calcext:value-type="float">
            <text:p>0.868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31125" calcext:value-type="float">
            <text:p>0.9663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62816" calcext:value-type="float">
            <text:p>1.1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9207111111111" calcext:value-type="float">
            <text:p>0.90920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214993548387" calcext:value-type="float">
            <text:p>1.0521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3395636363636" calcext:value-type="float">
            <text:p>0.983395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17238709677" calcext:value-type="float">
            <text:p>1.1211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53753846154" calcext:value-type="float">
            <text:p>1.60453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959725" calcext:value-type="float">
            <text:p>1.3495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60509090909" calcext:value-type="float">
            <text:p>1.10060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40329411765" calcext:value-type="float">
            <text:p>1.030403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315062068966" calcext:value-type="float">
            <text:p>1.11315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564" calcext:value-type="float">
            <text:p>1.4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92088888889" calcext:value-type="float">
            <text:p>1.38492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591314285714" calcext:value-type="float">
            <text:p>1.4459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1615483871" calcext:value-type="float">
            <text:p>1.403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101032258065" calcext:value-type="float">
            <text:p>1.2010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45975" calcext:value-type="float">
            <text:p>1.0114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94738461539" calcext:value-type="float">
            <text:p>1.19094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81688" calcext:value-type="float">
            <text:p>1.1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31831578947" calcext:value-type="float">
            <text:p>1.203318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04438709677" calcext:value-type="float">
            <text:p>1.2400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86875" calcext:value-type="float">
            <text:p>1.2358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13186206897" calcext:value-type="float">
            <text:p>1.16013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404775" calcext:value-type="float">
            <text:p>1.1440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83325" calcext:value-type="float">
            <text:p>1.3328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55655" calcext:value-type="float">
            <text:p>1.0955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467575" calcext:value-type="float">
            <text:p>0.834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7910709677419" calcext:value-type="float">
            <text:p>0.9079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7795096774194" calcext:value-type="float">
            <text:p>0.8677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23095" calcext:value-type="float">
            <text:p>0.9523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70141935484" calcext:value-type="float">
            <text:p>1.2367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932" calcext:value-type="float">
            <text:p>1.3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590916129032" calcext:value-type="float">
            <text:p>1.165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9865379310345" calcext:value-type="float">
            <text:p>0.91986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1298" calcext:value-type="float">
            <text:p>1.241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520361290323" calcext:value-type="float">
            <text:p>1.125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202" calcext:value-type="float">
            <text:p>1.616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49066666667" calcext:value-type="float">
            <text:p>1.5974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69" calcext:value-type="float">
            <text:p>2.09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15507692308" calcext:value-type="float">
            <text:p>1.56315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94505" calcext:value-type="float">
            <text:p>1.6994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27825" calcext:value-type="float">
            <text:p>1.4642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40815483871" calcext:value-type="float">
            <text:p>1.144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929" calcext:value-type="float">
            <text:p>0.955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9459034482759" calcext:value-type="float">
            <text:p>0.97945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727" calcext:value-type="float">
            <text:p>1.01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8646" calcext:value-type="float">
            <text:p>1.35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91824516129" calcext:value-type="float">
            <text:p>1.349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5295" calcext:value-type="float">
            <text:p>1.1885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13006451613" calcext:value-type="float">
            <text:p>1.188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98475" calcext:value-type="float">
            <text:p>1.401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755" calcext:value-type="float">
            <text:p>2.23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349574193548" calcext:value-type="float">
            <text:p>2.2334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10025" calcext:value-type="float">
            <text:p>1.945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44077419355" calcext:value-type="float">
            <text:p>1.4864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9605" calcext:value-type="float">
            <text:p>1.207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16104" calcext:value-type="float">
            <text:p>1.2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371" calcext:value-type="float">
            <text:p>1.825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85475" calcext:value-type="float">
            <text:p>1.8858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38167741936" calcext:value-type="float">
            <text:p>1.554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944" calcext:value-type="float">
            <text:p>1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08232" calcext:value-type="float">
            <text:p>1.15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35315" calcext:value-type="float">
            <text:p>0.8235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764475" calcext:value-type="float">
            <text:p>0.9676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75767741936" calcext:value-type="float">
            <text:p>1.1337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179418181818" calcext:value-type="float">
            <text:p>1.03179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9697806451613" calcext:value-type="float">
            <text:p>0.94969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62175" calcext:value-type="float">
            <text:p>0.7836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3288275862069" calcext:value-type="float">
            <text:p>0.95328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64425" calcext:value-type="float">
            <text:p>1.344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29775" calcext:value-type="float">
            <text:p>1.6202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12670967742" calcext:value-type="float">
            <text:p>1.493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20225" calcext:value-type="float">
            <text:p>1.2372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1176" calcext:value-type="float">
            <text:p>1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764064" calcext:value-type="float">
            <text:p>1.11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37846153846" calcext:value-type="float">
            <text:p>1.53337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858" calcext:value-type="float">
            <text:p>1.784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72425" calcext:value-type="float">
            <text:p>1.6037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10812903226" calcext:value-type="float">
            <text:p>1.160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59465" calcext:value-type="float">
            <text:p>1.095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3195" calcext:value-type="float">
            <text:p>1.0323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903866666667" calcext:value-type="float">
            <text:p>1.0290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817" calcext:value-type="float">
            <text:p>1.202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306916129032" calcext:value-type="float">
            <text:p>1.3030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07885714286" calcext:value-type="float">
            <text:p>1.2840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95329032258" calcext:value-type="float">
            <text:p>1.0519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3663" calcext:value-type="float">
            <text:p>1.113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09025" calcext:value-type="float">
            <text:p>1.1030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36180645161" calcext:value-type="float">
            <text:p>2.071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333425" calcext:value-type="float">
            <text:p>2.293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75015384615" calcext:value-type="float">
            <text:p>2.07475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84307692308" calcext:value-type="float">
            <text:p>1.73384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89517241379" calcext:value-type="float">
            <text:p>1.6968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3325" calcext:value-type="float">
            <text:p>1.517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30725" calcext:value-type="float">
            <text:p>1.3153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400051612903" calcext:value-type="float">
            <text:p>1.184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3737" calcext:value-type="float">
            <text:p>0.943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4498580645161" calcext:value-type="float">
            <text:p>0.7444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2698" calcext:value-type="float">
            <text:p>1.01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0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86" meta:object-count="0"/>
    <meta:user-defined meta:name="AppVersion">3.0</meta:user-defined>
  </office:meta>
</office:document-meta>
</file>